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e9f1" officeooo:paragraph-rsid="001ae9f1"/>
    </style:style>
    <style:style style:name="P2" style:family="paragraph" style:parent-style-name="Standard">
      <style:paragraph-properties fo:margin-left="1.251cm" fo:margin-right="0cm" fo:text-indent="0cm" style:auto-text-indent="false"/>
      <style:text-properties officeooo:rsid="001ae9f1" officeooo:paragraph-rsid="001ae9f1"/>
    </style:style>
    <style:style style:name="P3" style:family="paragraph" style:parent-style-name="Standard">
      <style:paragraph-properties fo:margin-left="2.501cm" fo:margin-right="0cm" fo:text-indent="0cm" style:auto-text-indent="false"/>
      <style:text-properties officeooo:rsid="001ae9f1" officeooo:paragraph-rsid="001ae9f1"/>
    </style:style>
    <style:style style:name="P4" style:family="paragraph" style:parent-style-name="Standard">
      <style:paragraph-properties fo:margin-left="0cm" fo:margin-right="0cm" fo:text-indent="0cm" style:auto-text-indent="false"/>
      <style:text-properties officeooo:rsid="001ae9f1" officeooo:paragraph-rsid="001ae9f1"/>
    </style:style>
    <style:style style:name="P5" style:family="paragraph" style:parent-style-name="Standard">
      <style:paragraph-properties fo:margin-left="0cm" fo:margin-right="0cm" fo:text-indent="0cm" style:auto-text-indent="false"/>
      <style:text-properties officeooo:rsid="001b9a8a" officeooo:paragraph-rsid="001b9a8a"/>
    </style:style>
    <style:style style:name="P6" style:family="paragraph" style:parent-style-name="Standard">
      <style:paragraph-properties fo:margin-left="1.251cm" fo:margin-right="0cm" fo:text-indent="0cm" style:auto-text-indent="false"/>
      <style:text-properties officeooo:rsid="001b9a8a" officeooo:paragraph-rsid="001b9a8a"/>
    </style:style>
    <style:style style:name="P7" style:family="paragraph" style:parent-style-name="Standard">
      <style:paragraph-properties fo:margin-left="0cm" fo:margin-right="0cm" fo:text-indent="0cm" style:auto-text-indent="false"/>
      <style:text-properties officeooo:rsid="001c2e4b" officeooo:paragraph-rsid="001c2e4b"/>
    </style:style>
    <style:style style:name="P8" style:family="paragraph" style:parent-style-name="Standard">
      <style:paragraph-properties fo:margin-left="1.251cm" fo:margin-right="0cm" fo:text-indent="0cm" style:auto-text-indent="false"/>
      <style:text-properties officeooo:rsid="001c2e4b" officeooo:paragraph-rsid="001c2e4b"/>
    </style:style>
    <style:style style:name="P9" style:family="paragraph" style:parent-style-name="Standard">
      <style:paragraph-properties fo:margin-left="2.501cm" fo:margin-right="0cm" fo:text-indent="0cm" style:auto-text-indent="false"/>
      <style:text-properties officeooo:rsid="001c2e4b" officeooo:paragraph-rsid="001c2e4b"/>
    </style:style>
    <style:style style:name="P10" style:family="paragraph" style:parent-style-name="Standard">
      <style:paragraph-properties fo:margin-left="2.501cm" fo:margin-right="0cm" fo:text-indent="0cm" style:auto-text-indent="false"/>
      <style:text-properties officeooo:rsid="001deb04" officeooo:paragraph-rsid="001deb04"/>
    </style:style>
    <style:style style:name="P11" style:family="paragraph" style:parent-style-name="Standard">
      <style:paragraph-properties fo:margin-left="0cm" fo:margin-right="0cm" fo:text-indent="0cm" style:auto-text-indent="false"/>
      <style:text-properties officeooo:rsid="001deb04" officeooo:paragraph-rsid="001deb04"/>
    </style:style>
    <style:style style:name="P12" style:family="paragraph" style:parent-style-name="Standard">
      <style:text-properties officeooo:rsid="001deb04" officeooo:paragraph-rsid="001deb04"/>
    </style:style>
    <style:style style:name="P13" style:family="paragraph" style:parent-style-name="Standard">
      <style:paragraph-properties fo:margin-left="0cm" fo:margin-right="0cm" fo:text-align="start" style:justify-single-word="false" fo:text-indent="0cm" style:auto-text-indent="false"/>
      <style:text-properties officeooo:rsid="001deb04" officeooo:paragraph-rsid="001deb04"/>
    </style:style>
    <style:style style:name="P14" style:family="paragraph" style:parent-style-name="Standard">
      <style:paragraph-properties fo:text-align="start" style:justify-single-word="false"/>
      <style:text-properties officeooo:rsid="001deb04" officeooo:paragraph-rsid="001deb04"/>
    </style:style>
    <style:style style:name="P15" style:family="paragraph" style:parent-style-name="Standard">
      <style:paragraph-properties fo:margin-left="0cm" fo:margin-right="0cm" fo:text-align="start" style:justify-single-word="false" fo:text-indent="0cm" style:auto-text-indent="false"/>
      <style:text-properties officeooo:rsid="001e6288" officeooo:paragraph-rsid="001e6288"/>
    </style:style>
    <style:style style:name="P16" style:family="paragraph" style:parent-style-name="Standard">
      <style:paragraph-properties fo:margin-left="0cm" fo:margin-right="0cm" fo:text-align="start" style:justify-single-word="false" fo:text-indent="0cm" style:auto-text-indent="false" fo:break-before="page"/>
      <style:text-properties officeooo:rsid="001e6288" officeooo:paragraph-rsid="001e6288"/>
    </style:style>
    <style:style style:name="P17" style:family="paragraph" style:parent-style-name="Standard">
      <style:paragraph-properties fo:margin-left="0cm" fo:margin-right="0cm" fo:text-indent="0cm" style:auto-text-indent="false"/>
      <style:text-properties officeooo:rsid="001e6288" officeooo:paragraph-rsid="001e6288"/>
    </style:style>
    <style:style style:name="P18" style:family="paragraph" style:parent-style-name="Standard">
      <style:paragraph-properties fo:margin-left="1.251cm" fo:margin-right="0cm" fo:text-indent="0cm" style:auto-text-indent="false"/>
      <style:text-properties officeooo:rsid="001e6288" officeooo:paragraph-rsid="001e6288"/>
    </style:style>
    <style:style style:name="P19" style:family="paragraph" style:parent-style-name="Standard">
      <style:text-properties fo:font-weight="bold" officeooo:rsid="001ae9f1" officeooo:paragraph-rsid="001ae9f1" style:font-weight-asian="bold" style:font-weight-complex="bold"/>
    </style:style>
    <style:style style:name="P20" style:family="paragraph" style:parent-style-name="Standard">
      <style:paragraph-properties fo:margin-left="0cm" fo:margin-right="0cm" fo:text-indent="0cm" style:auto-text-indent="false"/>
      <style:text-properties fo:font-weight="bold" officeooo:rsid="001b9a8a" officeooo:paragraph-rsid="001b9a8a" style:font-weight-asian="bold" style:font-weight-complex="bold"/>
    </style:style>
    <style:style style:name="P21" style:family="paragraph" style:parent-style-name="Standard">
      <style:paragraph-properties fo:margin-left="1.251cm" fo:margin-right="0cm" fo:text-indent="0cm" style:auto-text-indent="false"/>
      <style:text-properties fo:font-weight="bold" officeooo:rsid="001b9a8a" officeooo:paragraph-rsid="001b9a8a" style:font-weight-asian="bold" style:font-weight-complex="bold"/>
    </style:style>
    <style:style style:name="P22" style:family="paragraph" style:parent-style-name="Standard">
      <style:paragraph-properties fo:margin-left="1.251cm" fo:margin-right="0cm" fo:text-indent="0cm" style:auto-text-indent="false"/>
      <style:text-properties fo:font-style="normal" officeooo:rsid="001c2e4b" officeooo:paragraph-rsid="001c2e4b" style:font-style-asian="normal" style:font-style-complex="normal"/>
    </style:style>
    <style:style style:name="P23" style:family="paragraph" style:parent-style-name="Standard">
      <style:paragraph-properties fo:margin-left="2.501cm" fo:margin-right="0cm" fo:text-indent="0cm" style:auto-text-indent="false"/>
      <style:text-properties fo:font-style="normal" officeooo:rsid="001c2e4b" officeooo:paragraph-rsid="001c2e4b" style:font-style-asian="normal" style:font-style-complex="normal"/>
    </style:style>
    <style:style style:name="P24" style:family="paragraph" style:parent-style-name="Standard">
      <style:paragraph-properties fo:margin-left="3.752cm" fo:margin-right="0cm" fo:text-indent="0cm" style:auto-text-indent="false"/>
      <style:text-properties fo:font-style="normal" officeooo:rsid="001c2e4b" officeooo:paragraph-rsid="001c2e4b" style:font-style-asian="normal" style:font-style-complex="normal"/>
    </style:style>
    <style:style style:name="P25" style:family="paragraph" style:parent-style-name="Standard">
      <style:paragraph-properties fo:margin-left="2.501cm" fo:margin-right="0cm" fo:text-indent="0cm" style:auto-text-indent="false"/>
      <style:text-properties fo:font-style="normal" officeooo:rsid="001deb04" officeooo:paragraph-rsid="001c2e4b" style:font-style-asian="normal" style:font-style-complex="normal"/>
    </style:style>
    <style:style style:name="P26" style:family="paragraph" style:parent-style-name="Standard">
      <style:paragraph-properties fo:margin-left="2.501cm" fo:margin-right="0cm" fo:text-indent="0cm" style:auto-text-indent="false"/>
      <style:text-properties fo:font-style="normal" officeooo:rsid="001deb04" officeooo:paragraph-rsid="001deb04" style:font-style-asian="normal" style:font-style-complex="normal"/>
    </style:style>
    <style:style style:name="P27" style:family="paragraph" style:parent-style-name="Standard">
      <style:paragraph-properties fo:margin-left="1.251cm" fo:margin-right="0cm" fo:text-indent="0cm" style:auto-text-indent="false"/>
      <style:text-properties fo:font-style="normal" fo:font-weight="bold" officeooo:rsid="001c2e4b" officeooo:paragraph-rsid="001c2e4b" style:font-style-asian="normal" style:font-weight-asian="bold" style:font-style-complex="normal" style:font-weight-complex="bold"/>
    </style:style>
    <style:style style:name="P28" style:family="paragraph" style:parent-style-name="Standard">
      <style:paragraph-properties fo:margin-left="2.501cm" fo:margin-right="0cm" fo:text-indent="0cm" style:auto-text-indent="false"/>
      <style:text-properties fo:font-style="normal" fo:font-weight="bold" officeooo:rsid="001c2e4b" officeooo:paragraph-rsid="001c2e4b" style:font-style-asian="normal" style:font-weight-asian="bold" style:font-style-complex="normal" style:font-weight-complex="bold"/>
    </style:style>
    <style:style style:name="P29" style:family="paragraph" style:parent-style-name="Standard">
      <style:paragraph-properties fo:margin-left="2.501cm" fo:margin-right="0cm" fo:text-indent="0cm" style:auto-text-indent="false"/>
      <style:text-properties fo:font-style="normal" fo:font-weight="bold" officeooo:rsid="001deb04" officeooo:paragraph-rsid="001c2e4b" style:font-style-asian="normal" style:font-weight-asian="bold" style:font-style-complex="normal" style:font-weight-complex="bold"/>
    </style:style>
    <style:style style:name="P30" style:family="paragraph" style:parent-style-name="Standard" style:list-style-name="L1">
      <style:text-properties officeooo:rsid="001deb04" officeooo:paragraph-rsid="001deb04"/>
    </style:style>
    <style:style style:name="P31" style:family="paragraph" style:parent-style-name="Standard" style:list-style-name="L2">
      <style:paragraph-properties fo:text-align="start" style:justify-single-word="false"/>
      <style:text-properties officeooo:rsid="001deb04" officeooo:paragraph-rsid="001deb04"/>
    </style:style>
    <style:style style:name="P32" style:family="paragraph" style:parent-style-name="Standard">
      <style:paragraph-properties fo:margin-left="1.251cm" fo:margin-right="0cm" fo:text-align="start" style:justify-single-word="false" fo:text-indent="0cm" style:auto-text-indent="false"/>
      <style:text-properties officeooo:rsid="001deb04" officeooo:paragraph-rsid="001deb04"/>
    </style:style>
    <style:style style:name="P33" style:family="paragraph" style:parent-style-name="Standard" style:list-style-name="L3">
      <style:paragraph-properties fo:text-align="start" style:justify-single-word="false"/>
      <style:text-properties officeooo:paragraph-rsid="001deb04"/>
    </style:style>
    <style:style style:name="P34" style:family="paragraph" style:parent-style-name="Standard" style:list-style-name="L3">
      <style:paragraph-properties fo:text-align="start" style:justify-single-word="false"/>
      <style:text-properties officeooo:rsid="001e6288" officeooo:paragraph-rsid="001e6288"/>
    </style:style>
    <style:style style:name="P35" style:family="paragraph" style:parent-style-name="Standard">
      <style:paragraph-properties fo:margin-left="2.501cm" fo:margin-right="0cm" fo:text-indent="0cm" style:auto-text-indent="false"/>
      <style:text-properties officeooo:rsid="001c2e4b" officeooo:paragraph-rsid="0023f90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deb04" style:font-style-asian="normal" style:font-style-complex="normal"/>
    </style:style>
    <style:style style:name="T4" style:family="text">
      <style:text-properties fo:font-style="normal" officeooo:rsid="0023f90c"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1deb04"/>
    </style:style>
    <style:style style:name="T8" style:family="text">
      <style:text-properties style:text-position="super 58%" officeooo:rsid="001e6288"/>
    </style:style>
    <style:style style:name="T9" style:family="text">
      <style:text-properties style:text-position="super 58%" officeooo:rsid="001deb04"/>
    </style:style>
    <style:style style:name="T10" style:family="text">
      <style:text-properties style:text-position="0% 100%" officeooo:rsid="001deb04"/>
    </style:style>
    <style:style style:name="T11" style:family="text">
      <style:text-properties style:text-position="0% 100%" officeooo:rsid="002041c9"/>
    </style:style>
    <style:style style:name="T12" style:family="text">
      <style:text-properties officeooo:rsid="001e6288"/>
    </style:style>
    <style:style style:name="T13" style:family="text">
      <style:text-properties fo:font-weight="bold" style:font-weight-asian="bold" style:font-weight-complex="bold"/>
    </style:style>
    <style:style style:name="T14" style:family="text">
      <style:text-properties officeooo:rsid="00220b72"/>
    </style:style>
    <style:style style:name="T15" style:family="text">
      <style:text-properties officeooo:rsid="00238ec5"/>
    </style:style>
    <style:style style:name="T16" style:family="text">
      <style:text-properties officeooo:rsid="0023f90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ntroduction générale : le concept d’humanité(s)</text:p>
      <text:p text:style-name="P1"/>
      <text:p text:style-name="P1">1. Prise de contact : présentation</text:p>
      <text:p text:style-name="P1">2. Objectifs de HLP :</text:p>
      <text:p text:style-name="P2">- préparer le bac + études supérieures</text:p>
      <text:p text:style-name="P3">- méthodo des épreuves de bac</text:p>
      <text:p text:style-name="P3">- surtout : entraînement à la rédaction et à l’expression orale. Servira tout le temps !</text:p>
      <text:p text:style-name="P2">- acquérir une culture littéraire et scientifique</text:p>
      <text:p text:style-name="P2">- introduire et pratiquer la philosophie (q° de la définition ?)</text:p>
      <text:p text:style-name="P17">3. Le programme</text:p>
      <text:p text:style-name="P18">- présenter frise</text:p>
      <text:p text:style-name="P18">- <text:span text:style-name="T14">présenter doc</text:span></text:p>
      <text:p text:style-name="P4">3. Fiche</text:p>
      <text:p text:style-name="P5"/>
      <text:p text:style-name="P5">=&gt; Q « humanités » ?</text:p>
      <text:p text:style-name="P5">(exigence du philosophe : définir. Importance de la clarification ≠ langage ordinaire)</text:p>
      <text:p text:style-name="P5"/>
      <text:p text:style-name="P20">- Q origine du mot « humanités » ?</text:p>
      <text:p text:style-name="P5"/>
      <text:p text:style-name="P5">→ humain.</text:p>
      <text:p text:style-name="P5"/>
      <text:p text:style-name="P20">- Q particularité du mot « humanités » ? Est-ce que c’est comme ça qu’on l’écrit d’habitude ?</text:p>
      <text:p text:style-name="P5"/>
      <text:p text:style-name="P5">→ non : on l’écrit au singulier.</text:p>
      <text:p text:style-name="P5"/>
      <text:p text:style-name="P20">- Q signifie « humanité » au singulier ?</text:p>
      <text:p text:style-name="P5"/>
      <text:p text:style-name="P5">→ l’ensemble des êtres humains</text:p>
      <text:p text:style-name="P5"/>
      <text:p text:style-name="P21">- Q définit les êtres humains, par opposition au reste ?</text:p>
      <text:p text:style-name="P6"/>
      <text:p text:style-name="P6">→ on recueille des defs et on les critique. <text:span text:style-name="T13">Q reste ? </text:span>Pensée. <text:span text:style-name="T13">N’importe quelle forme de pensée, animaux ne pensent pas ?</text:span></text:p>
      <text:p text:style-name="P6">Une forme de pensée particulière &amp; complexe : capacité à penser de façon générale. Lien fort avec la possibilité d’exprimer nos idées générales par les mots → implique utilisation du langage.</text:p>
      <text:p text:style-name="P6">Q serait l’homme sans le langage ?</text:p>
      <text:p text:style-name="P8"><text:span text:style-name="T13">Sert à quoi fondamentalement ? </text:span>Communiquer, exprimer sa pensée, et surtout la structurer</text:p>
      <text:p text:style-name="P8"/>
      <text:p text:style-name="P7">→ mot d’« humanité » peut désigner <text:span text:style-name="T1">une certaine conception de ce qui est proprement humain</text:span></text:p>
      <text:p text:style-name="P22">ex : phrases suivantes :</text:p>
      <text:p text:style-name="P23">il faut traiter <text:span text:style-name="T16">les prisonniers</text:span> avec humanité</text:p>
      <text:p text:style-name="P35"><text:span text:style-name="T4">ce qu’a fait ce criminel est inhumain</text:span></text:p>
      <text:p text:style-name="P27">→ à quoi est-ce qu’on fait référence par ce mot ? Qu’est-ce qu’on met concrètement dedans ?</text:p>
      <text:p text:style-name="P9"><text:span text:style-name="T2">→ certaines qualités morales. </text:span><text:span text:style-name="T5">Lesquelles ?</text:span></text:p>
      <text:p text:style-name="P24">Civilité, altruisme, générosité…</text:p>
      <text:p text:style-name="P28">→ est-ce qu’un homme peut être inhumain ? Que lui reproche-t-on alors ?</text:p>
      <text:p text:style-name="P23"/>
      <text:p text:style-name="P9"><text:span text:style-name="T5">→ Q être homme ?</text:span><text:span text:style-name="T2"> Pas simplement une identité biologique, </text:span><text:span text:style-name="T3">pas qqch d’inné.</text:span></text:p>
      <text:p text:style-name="P25"/>
      <text:p text:style-name="P10"><text:span text:style-name="T5">→ Q contraire de ce qui est inné ?</text:span><text:span text:style-name="T2"> Acquis.</text:span></text:p>
      <text:p text:style-name="P25"><text:soft-page-break/></text:p>
      <text:p text:style-name="P29">→ C on les acquiert ?</text:p>
      <text:p text:style-name="P25"/>
      <text:p text:style-name="P26">Importance de l’éducation</text:p>
      <text:p text:style-name="P23"/>
      <text:p text:style-name="P5"/>
      <text:p text:style-name="P20">→ <text:span text:style-name="T7">Idée importante : il faut éduquer l’homme pour qu’il parvienne à sa propre humanité. Mais comment ? </text:span></text:p>
      <text:p text:style-name="P5"/>
      <text:p text:style-name="P11"><text:span text:style-name="T13">Simplement éducation morale ?</text:span> Faire en sorte que les hommes soient gentils et respectent correctement les règles ? Mais comment être sûr que les règles sont bonnes ? Ne s’agirait-il pas plutôt de faire en sorte que l’homme sache distinguer par lui-même ce qui est bien et ce qui est mal ? Mais pour ça, ne faut-il pas une éducation large qui permette à l’individu de véritablement penser par lui-même ?</text:p>
      <text:p text:style-name="P11"/>
      <text:list xml:id="list2479567445" text:style-name="L1">
        <text:list-item>
          <text:p text:style-name="P30">Latins : humanité vient du « humanitas » (singulier) = culture, éducation, politesse, etc.</text:p>
        </text:list-item>
      </text:list>
      <text:p text:style-name="P12"/>
      <text:p text:style-name="P14">Pour les Romains : l’humanité désignait par extension un projet éducatif visant à cultiver l’homme.</text:p>
      <text:p text:style-name="P14">Cette éducation repose sur les arts libéraux (censés libérer celui qui les étudie)</text:p>
      <text:p text:style-name="P32">- le trivium (grammaire, dialectique, rhétorique)</text:p>
      <text:p text:style-name="P32">- le quadrivium (arithmétique, musique, géométrie, astronomie)</text:p>
      <text:p text:style-name="P14">=&gt; but : élever l’homme : de l’animal à l’humanité libre et cultivée</text:p>
      <text:p text:style-name="P13"/>
      <text:list xml:id="list3048484478" text:style-name="L2">
        <text:list-item>
          <text:p text:style-name="P31">Renaissance : humanités au pluriel : désigne l’étude des textes anciens (latin et grec)</text:p>
        </text:list-item>
      </text:list>
      <text:p text:style-name="P13">→ lier la culture antique et moderne &amp; cultiver l’esprit d’examen et de critique </text:p>
      <text:p text:style-name="P13">« Humanistes » : ceux qui ont une bonne connaissance de ces disciplines. → Lumières : l’homme éclairé par le savoir, w étude des textes et exercice de sa raisonnable</text:p>
      <text:p text:style-name="P13"/>
      <text:list xml:id="list1829014534" text:style-name="L3">
        <text:list-item>
          <text:p text:style-name="P33"><text:span text:style-name="T7">19</text:span><text:span text:style-name="T9">e</text:span><text:span text:style-name="T7"> sièle : humanités : une portion </text:span><text:span text:style-name="T12">littéraire des études, qui commence à partir de la 3</text:span><text:span text:style-name="T8">e</text:span><text:span text:style-name="T10">. → « </text:span><text:span text:style-name="T11">faire ses humanités » = apprendre le grec et le latin pour accéder à la cutlure classique</text:span></text:p>
        </text:list-item>
      </text:list>
      <text:p text:style-name="P13"/>
      <text:list xml:id="list111043610630760" text:continue-numbering="true" text:style-name="L3">
        <text:list-item>
          <text:p text:style-name="P34">A’hui ? Les Humanités se sont élargies : incluent sciences humaines &amp; même numérique (« humanités numériques »)</text:p>
        </text:list-item>
      </text:list>
      <text:p text:style-name="P15"/>
      <text:p text:style-name="P15">=&gt; l’homme se nourrit des textes anciens pour comprendre le monde présent et agir, mais aussi pour devenir vraiment humain. Il est héritier d’une tradition, et capable en même temps de la critiquer.</text:p>
      <text:p text:style-name="P16"><text:tab/>« A un enfant noble, qui recherche les lettres, non pour le gain ni tant pour les avantages extérieurs, que pour les siennes propres, et pour s’en enrichir et parer au-dedans, ayant plutôt envie d’en tirer un habile homme, qu’un homme savant, je voudrais aussi qu’on fût soigneux de lui choisir un guide, qui eût plutôt la tête bien faite, que bien pleine (...). On ne cesse de criailler à nos oreilles, comme si l’on versait dans un entonnoir, et notre charge ce n’est que redire ce qu’on nous a dit. Je voudrais qu’il corrigea cette partie : et que d’emblée, selon la portée de l’âme, qu’il a en main, il commença à l’examiner, lui faisant goûter les choses, les choisir et discerner d’elle-même. Quelques fois lui ouvrant le chemin, quelques fois le lui laissant ouvrir. Je ne veux pas qu’il invente, et parle seul, je veux qu’il écoute son disciple parler à son tour. Socrate et depuis Archesilas faisaient premièrement parler leurs disciples et puis ils parlaient à eux. Bien souvent l’autorité de ceux qui enseignent nuit à ceux qui veulent apprendre. (…) Qu’il ne lui demande pas seulement compte des mots de sa leçon, mais du sens et de la substance, et qu’il juge du prof<text:span text:style-name="T15">i</text:span>t qu’il aura fait, non par le témoignage de sa mémoire, mais de sa vie. (…)</text:p>
      <text:p text:style-name="P15"><text:tab/>C’est témoignage de crudité et indigestion que de rendre la nourriture comme on l’a avalée : l’estomac n’a pas fait son opération, s’il n’a fait changer la façon et la forme, à ce qu’on lui avait donné à digérer. Notre âme ne bouge qu’en se fiant à autrui : liée et contrainte au désir de ses fantaisies, servile et captive sous l’autorité de leur leçon. On nous a tant bridés, que nous ne sommes plus libres. (…) Qui suit un autre ne suit rien. Il ne trouve rien, voire il ne cherche rien. Qu’il sache qu’il sait, au moins. Il faut qu’il s’imbibe de leurs humeurs,non qu’il apprenne leurs préceptes : et qu’il oubli hardiment, s’il veut, d’où il les tient, mais qu’il sache se les approprier. La vérité et la raison sont communes à tous, et ne sont pas plus à qui les a énoncées d’abord, qu’à qui les dit après. Ce n’est pas non plus selon Platon que selon moi, puisque lui et moi l’entendons et voyons de même. Les abeilles butinent deçà delà les fleurs, mais elles en font après le miel, qui est tout leur, ce n’est plus thym, ni marjolaine : ainsi les pièces empruntées d’autrui, il les transformera et fusionnera, pour en faire un ouvrage tout sien : à savoir son jugement : son éducation, son travail et étude ne visent qu’à le former. (…) Le gain de notre étude c’est en être devenu meilleur et plus sag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1T21:14:31.646000000</meta:creation-date>
    <dc:date>2022-09-02T11:10:42.396000000</dc:date>
    <meta:editing-duration>PT1H20M</meta:editing-duration>
    <meta:editing-cycles>5</meta:editing-cycles>
    <meta:generator>LibreOffice/7.2.5.2$Windows_X86_64 LibreOffice_project/499f9727c189e6ef3471021d6132d4c694f357e5</meta:generator>
    <meta:document-statistic meta:table-count="0" meta:image-count="0" meta:object-count="0" meta:page-count="3" meta:paragraph-count="53" meta:word-count="1108" meta:character-count="6208" meta:non-whitespace-character-count="5153"/>
  </office:meta>
</office:document-meta>
</file>